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eb1" officeooo:paragraph-rsid="000af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siganme en ig mi ig es mari.morty xd nisiquiera soy de la univercidad y estoy usando esta compu no me acusen porfa <text:s/>posdata lindo lugar ?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9:24:45.027054041</meta:creation-date>
    <dc:date>2025-04-28T09:25:55.487652537</dc:date>
    <meta:editing-duration>PT1M11S</meta:editing-duration>
    <meta:editing-cycles>1</meta:editing-cycles>
    <meta:document-statistic meta:table-count="0" meta:image-count="0" meta:object-count="0" meta:page-count="1" meta:paragraph-count="1" meta:word-count="27" meta:character-count="143" meta:non-whitespace-character-count="115"/>
    <meta:generator>LibreOffice/7.3.7.2$Linux_X86_64 LibreOffice_project/30$Build-2</meta:generator>
  </office:meta>
</office:document-meta>
</file>